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justify" style:justify-single-word="false"/>
    </style:style>
    <style:style style:name="T1" style:family="text">
      <style:text-properties officeooo:rsid="000da68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jumlah kendaraan diperlukan untuk mengetahui tingkat kepadatan lalu lintas pada suatu jalan. Terdapat beberapa cara untuk mendapatkan data jumlah kendaraan, salah satunya yaitu dengan menggunakan Traffic IP-Camera. Traffic IP-Camera dipasang pada tiang lampu lalu lintas pada suatu persimpangan dan tidak terpasang di sepanjang jalan. Karena infrastruktur Traffic IP-Camera bersifat statis, terdapat area yang tidak dapat dijangkau. Pada kondisi tersebut dibutuhkan movable camera yang dapat mengunjungi suatu area yang tidak dapat dijangkau oleh Traffic IP-Camera. S<text:span text:style-name="T1">e</text:span>hingga pesawat tanpa awak dapat dimanfaatkan untuk mendapatkan citra aerial lalu lintas yang tidak dapat dijangkau oleh Traffic IP-Camera. Oleh karena itu, dikembangkanlah sistem penghitung</text:p>
      <text:p text:style-name="P1">jumlah kendaraan memanfaatkan citra aerial yang diambil dengan pesawat tanpa awak. Berdasarkan hasil pengujian pada sistem, sistem dapat melakukan perhitungan jumlah kendaraan roda empat pada cuaca mendung dan tanpa bayangan dengan galat absolut 22,50% pada pagi hari, 15,62% pada siang hari, 27,50% pada sore hari dan 40,00% pada malam hari.</text:p>
      <text:p text:style-name="P1"/>
      <text:p text:style-name="P1">Data the number of vehicles required to determine the level of traffic density on a road. There are several ways to get data on the number of vehicles, one of them is by using Traffic IP-Camera. IP-Camera Traffic is mounted on traffic poles at an intersection and is not installed along the road. Because the IP-Camera Traffic infrastructure is static, there are areas that can not be reached. In these conditions it takes a movable camera that can visit an area that can not be reached by IP-Camera Traffic. So that unmanned aerial vehicle can be utilized to get an aerial traffic image that can not be reached by IP-Camera Traffic. Therefore, a vehicle counting system was developed utilizing aerial imagery taken with an unmanned aerial vehicle. Based on the test results on the system, the system can calculate the number of four-wheeled vehicles in cloudy weather and shadowless environments with an absolute error of 22.50% in the morning, 15.62% at noon, 27.50% in the afternoon and 40.00% at n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06:57:47.294780883</meta:creation-date>
    <dc:date>2018-01-18T07:06:50.864985814</dc:date>
    <meta:editing-duration>PT8M43S</meta:editing-duration>
    <meta:editing-cycles>2</meta:editing-cycles>
    <meta:generator>LibreOffice/5.4.0.3$Linux_X86_64 LibreOffice_project/7556cbc6811c9d992f4064ab9287069087d7f62c</meta:generator>
    <meta:document-statistic meta:table-count="0" meta:image-count="0" meta:object-count="0" meta:page-count="1" meta:paragraph-count="3" meta:word-count="320" meta:character-count="2110" meta:non-whitespace-character-count="1793"/>
  </office:meta>
</office:document-meta>
</file>